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57cm" fo:min-width="4.55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svg:stroke-width="0.018cm" draw:marker-start-width="0.227cm" draw:marker-end-width="0.227cm" draw:fill="solid" draw:fill-color="#f2f2f2" draw:opacity="50%"/>
    </style:style>
    <style:style style:name="gr3" style:family="graphic" style:parent-style-name="standard">
      <style:graphic-properties draw:stroke="solid" svg:stroke-width="0.018cm" svg:stroke-color="#f2f2f2" draw:marker-start-width="0.175cm" draw:marker-end-width="0.175cm" svg:stroke-opacity="50%" draw:stroke-linejoin="miter" svg:stroke-linecap="butt" draw:fill="none" fo:padding-top="0.009cm" fo:padding-bottom="0.009cm" fo:padding-left="0.009cm" fo:padding-right="0.009cm"/>
    </style:style>
    <style:style style:name="gr4" style:family="graphic" style:parent-style-name="standard">
      <style:graphic-properties draw:stroke="none" svg:stroke-width="0.018cm" draw:marker-start-width="0.227cm" draw:marker-end-width="0.227cm" draw:fill="solid" draw:fill-color="#e5e5e5" draw:opacity="50%"/>
    </style:style>
    <style:style style:name="gr5" style:family="graphic" style:parent-style-name="standard">
      <style:graphic-properties draw:stroke="solid" svg:stroke-width="0.018cm" svg:stroke-color="#e5e5e5" draw:marker-start-width="0.175cm" draw:marker-end-width="0.175cm" svg:stroke-opacity="50%" draw:stroke-linejoin="miter" svg:stroke-linecap="butt" draw:fill="none" fo:padding-top="0.009cm" fo:padding-bottom="0.009cm" fo:padding-left="0.009cm" fo:padding-right="0.009cm"/>
    </style:style>
    <style:style style:name="gr6" style:family="graphic" style:parent-style-name="standard">
      <style:graphic-properties draw:stroke="none" svg:stroke-width="0.018cm" draw:marker-start-width="0.227cm" draw:marker-end-width="0.227cm" draw:fill="solid" draw:fill-color="#ececec" draw:opacity="50%"/>
    </style:style>
    <style:style style:name="gr7" style:family="graphic" style:parent-style-name="standard">
      <style:graphic-properties draw:stroke="solid" svg:stroke-width="0.018cm" svg:stroke-color="#ececec" draw:marker-start-width="0.175cm" draw:marker-end-width="0.175cm" svg:stroke-opacity="50%" draw:stroke-linejoin="miter" svg:stroke-linecap="butt" draw:fill="none" fo:padding-top="0.009cm" fo:padding-bottom="0.009cm" fo:padding-left="0.009cm" fo:padding-right="0.009cm"/>
    </style:style>
    <style:style style:name="gr8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square" draw:fill="none" fo:padding-top="0.009cm" fo:padding-bottom="0.009cm" fo:padding-left="0.009cm" fo:padding-right="0.009cm"/>
    </style:style>
    <style:style style:name="gr9" style:family="graphic" style:parent-style-name="standard">
      <style:graphic-properties draw:stroke="solid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2cm" fo:min-width="3.04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43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43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2cm" fo:min-width="0.43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2.52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5cm" fo:min-width="0.17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2cm" fo:min-width="0.18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17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18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17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343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86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4cm" fo:min-width="0.9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9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4cm" fo:min-width="0.93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3cm" fo:min-width="0.939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solid" svg:stroke-width="0.018cm" svg:stroke-color="#808080" draw:marker-start-width="0.149cm" draw:marker-end-width="0.149cm" draw:stroke-linejoin="round" svg:stroke-linecap="square" draw:fill="none" fo:padding-top="0.009cm" fo:padding-bottom="0.009cm" fo:padding-left="0.009cm" fo:padding-right="0.009cm"/>
    </style:style>
    <style:style style:name="gr27" style:family="graphic" style:parent-style-name="standard">
      <style:graphic-properties draw:stroke="solid" svg:stroke-width="0.018cm" svg:stroke-color="#000000" draw:marker-start-width="0.149cm" draw:marker-end-width="0.149cm" draw:stroke-linejoin="round" svg:stroke-linecap="square" draw:fill="none" fo:padding-top="0.009cm" fo:padding-bottom="0.009cm" fo:padding-left="0.009cm" fo:padding-right="0.009cm"/>
    </style:style>
    <style:style style:name="gr28" style:family="graphic" style:parent-style-name="standard">
      <style:graphic-properties draw:stroke="solid" svg:stroke-width="0.018cm" svg:stroke-color="#808080" draw:marker-start-width="0.175cm" draw:marker-end-width="0.175cm" draw:stroke-linejoin="round" svg:stroke-linecap="butt" draw:fill="solid" draw:fill-color="#808080" fo:padding-top="0.009cm" fo:padding-bottom="0.009cm" fo:padding-left="0.009cm" fo:padding-right="0.009cm"/>
    </style:style>
    <style:style style:name="gr2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382cm" fo:min-width="0.9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butt" draw:fill="solid" draw:fill-color="#000000" fo:padding-top="0.009cm" fo:padding-bottom="0.009cm" fo:padding-left="0.009cm" fo:padding-right="0.009cm"/>
    </style:style>
    <style:style style:name="gr31" style:family="graphic" style:parent-style-name="standard">
      <style:graphic-properties draw:stroke="none" svg:stroke-width="0.018cm" draw:marker-start-width="0.227cm" draw:marker-end-width="0.227cm" draw:fill="solid" draw:fill-color="#808080"/>
    </style:style>
    <style:style style:name="gr32" style:family="graphic" style:parent-style-name="standard">
      <style:graphic-properties draw:stroke="solid" svg:stroke-width="0.018cm" svg:stroke-color="#808080" draw:marker-start-width="0.175cm" draw:marker-end-width="0.175cm" draw:stroke-linejoin="round" svg:stroke-linecap="butt" draw:fill="none" fo:padding-top="0.009cm" fo:padding-bottom="0.009cm" fo:padding-left="0.009cm" fo:padding-right="0.00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gr34" style:family="graphic" style:parent-style-name="objectwithoutfill">
      <style:graphic-properties draw:marker-end="Symmetric_20_Arrow" draw:fill="solid" draw:textarea-horizontal-align="center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1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5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  <style:text-properties style:font-name="Liberation Serif" fo:font-size="8pt" fo:font-weight="bold" style:font-size-asian="8pt" style:font-weight-asian="bold" style:font-size-complex="8pt" style:font-weight-complex="bold"/>
    </style:style>
    <style:style style:name="P3" style:family="paragraph">
      <loext:graphic-properties draw:fill="solid" draw:fill-color="#f2f2f2" draw:opacity="50%"/>
      <style:text-properties style:font-name="Liberation Serif" fo:font-size="6pt"/>
    </style:style>
    <style:style style:name="P4" style:family="paragraph">
      <loext:graphic-properties draw:fill="none"/>
      <style:text-properties style:font-name="Liberation Serif" fo:font-size="6pt"/>
    </style:style>
    <style:style style:name="P5" style:family="paragraph">
      <loext:graphic-properties draw:fill="solid" draw:fill-color="#e5e5e5" draw:opacity="50%"/>
      <style:text-properties style:font-name="Liberation Serif" fo:font-size="6pt"/>
    </style:style>
    <style:style style:name="P6" style:family="paragraph">
      <loext:graphic-properties draw:fill="solid" draw:fill-color="#ececec" draw:opacity="50%"/>
      <style:text-properties style:font-name="Liberation Serif" fo:font-size="6p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fo:text-align="start" style:writing-mode="lr-tb"/>
      <style:text-properties style:font-name="Liberation Serif" fo:font-size="6pt" style:font-size-asian="8pt" style:font-size-complex="8pt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10" style:family="paragraph">
      <loext:graphic-properties draw:fill="solid" draw:fill-color="#808080"/>
      <style:text-properties style:font-name="Liberation Serif" fo:font-size="6pt"/>
    </style:style>
    <style:style style:name="P11" style:family="paragraph">
      <loext:graphic-properties draw:fill="none"/>
      <style:paragraph-properties fo:text-align="start" style:writing-mode="lr-tb"/>
      <style:text-properties style:font-name="Liberation Serif" fo:font-size="6pt" fo:font-weight="bold" style:font-size-asian="10pt" style:font-weight-asian="bold" style:font-size-complex="10pt" style:font-weight-complex="bold"/>
    </style:style>
    <style:style style:name="P12" style:family="paragraph">
      <loext:graphic-properties draw:fill="solid" draw:fill-color="#000000"/>
      <style:text-properties style:font-name="Liberation Serif" fo:font-size="6pt"/>
    </style:style>
    <style:style style:name="P13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P14" style:family="paragraph">
      <loext:graphic-properties draw:fill="solid"/>
      <style:paragraph-properties fo:text-align="center"/>
    </style:style>
    <style:style style:name="T1" style:family="text">
      <style:text-properties fo:color="#000000" style:font-name="Liberation Serif" fo:font-size="8pt" fo:font-weight="bold" style:font-size-asian="8pt" style:font-weight-asian="bold" style:font-name-complex="DejaVuSans1" style:font-size-complex="8pt" style:font-weight-complex="bold"/>
    </style:style>
    <style:style style:name="T2" style:family="text">
      <style:text-properties fo:color="#000000" style:font-name="Liberation Serif" fo:font-size="6pt" style:font-size-asian="8pt" style:font-name-complex="DejaVuSans1" style:font-size-complex="8pt"/>
    </style:style>
    <style:style style:name="T3" style:family="text">
      <style:text-properties fo:color="#000000" style:font-name="Liberation Serif" fo:font-size="6pt" style:font-size-asian="10pt" style:font-name-complex="DejaVuSans1" style:font-size-complex="10pt"/>
    </style:style>
    <style:style style:name="T4" style:family="text">
      <style:text-properties fo:color="#000000" style:text-position="33% 58%" style:font-name="Liberation Serif" fo:font-size="6pt" style:font-size-asian="8pt" style:font-name-complex="DejaVuSans1" style:font-size-complex="8pt"/>
    </style:style>
    <style:style style:name="T5" style:family="text">
      <style:text-properties fo:color="#000000" style:font-name="Liberation Serif" fo:font-size="6pt" fo:font-weight="bold" style:font-size-asian="10pt" style:font-weight-asian="bold" style:font-name-complex="DejaVuSans1" style:font-size-complex="10pt" style:font-weight-complex="bold"/>
    </style:style>
    <style:style style:name="T6" style:family="text">
      <style:text-properties style:font-name="Liberation Serif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4.559cm" svg:height="0.357cm" svg:x="0.1cm" svg:y="0.1cm">
          <draw:text-box>
            <text:p text:style-name="P1"><text:span text:style-name="T1">Training with iterative early stop</text:span></text:p>
          </draw:text-box>
        </draw:frame>
        <draw:polygon draw:style-name="gr2" draw:text-style-name="P3" draw:layer="layout" svg:width="2.393cm" svg:height="4.616cm" svg:x="1.43cm" svg:y="0.636cm" svg:viewBox="0 0 2394 4617" draw:points="139,4617 2394,2726 2363,0 0,1725">
          <text:p/>
        </draw:polygon>
        <draw:polyline draw:style-name="gr3" draw:text-style-name="P4" draw:layer="layout" svg:width="2.393cm" svg:height="4.616cm" svg:x="1.43cm" svg:y="0.636cm" svg:viewBox="0 0 2394 4617" draw:points="139,4617 2394,2726 2363,0 0,1725">
          <text:p/>
        </draw:polyline>
        <draw:polygon draw:style-name="gr4" draw:text-style-name="P5" draw:layer="layout" svg:width="3.778cm" svg:height="3.777cm" svg:x="3.792cm" svg:y="0.636cm" svg:viewBox="0 0 3779 3778" draw:points="31,2726 3650,3778 3779,958 0,0">
          <text:p/>
        </draw:polygon>
        <draw:polyline draw:style-name="gr5" draw:text-style-name="P4" draw:layer="layout" svg:width="3.778cm" svg:height="3.777cm" svg:x="3.792cm" svg:y="0.636cm" svg:viewBox="0 0 3779 3778" draw:points="31,2726 3650,3778 3779,958 0,0">
          <text:p/>
        </draw:polyline>
        <draw:polygon draw:style-name="gr6" draw:text-style-name="P6" draw:layer="layout" svg:width="5.873cm" svg:height="3.143cm" svg:x="1.569cm" svg:y="3.361cm" svg:viewBox="0 0 5874 3144" draw:points="0,1891 3836,3144 5874,1052 2255,0">
          <text:p/>
        </draw:polygon>
        <draw:polyline draw:style-name="gr7" draw:text-style-name="P4" draw:layer="layout" svg:width="5.873cm" svg:height="3.143cm" svg:x="1.569cm" svg:y="3.361cm" svg:viewBox="0 0 5874 3144" draw:points="0,1891 3836,3144 5874,1052 2255,0">
          <text:p/>
        </draw:polyline>
        <draw:line draw:style-name="gr8" draw:text-style-name="P4" draw:layer="layout" svg:x1="1.569cm" svg:y1="5.252cm" svg:x2="5.405cm" svg:y2="6.505cm">
          <text:p/>
        </draw:line>
        <draw:polyline draw:style-name="gr9" draw:text-style-name="P4" draw:layer="layout" svg:width="2.242cm" svg:height="4.633cm" svg:x="1.801cm" svg:y="0.694cm" svg:viewBox="0 0 2243 4634" draw:points="0,4634 2243,2732 2221,0">
          <text:p/>
        </draw:polyline>
        <draw:polyline draw:style-name="gr9" draw:text-style-name="P4" draw:layer="layout" svg:width="2.214cm" svg:height="4.674cm" svg:x="2.338cm" svg:y="0.828cm" svg:viewBox="0 0 2215 4675" draw:points="0,4675 2215,2745 2214,0">
          <text:p/>
        </draw:polyline>
        <draw:polyline draw:style-name="gr9" draw:text-style-name="P4" draw:layer="layout" svg:width="2.206cm" svg:height="4.716cm" svg:x="2.883cm" svg:y="0.964cm" svg:viewBox="0 0 2207 4717" draw:points="0,4717 2184,2759 2207,0">
          <text:p/>
        </draw:polyline>
        <draw:polyline draw:style-name="gr9" draw:text-style-name="P4" draw:layer="layout" svg:width="2.198cm" svg:height="4.759cm" svg:x="3.436cm" svg:y="1.102cm" svg:viewBox="0 0 2199 4760" draw:points="0,4760 2154,2773 2199,0">
          <text:p/>
        </draw:polyline>
        <draw:polyline draw:style-name="gr9" draw:text-style-name="P4" draw:layer="layout" svg:width="2.189cm" svg:height="4.802cm" svg:x="3.998cm" svg:y="1.243cm" svg:viewBox="0 0 2190 4803" draw:points="0,4803 2122,2786 2190,0">
          <text:p/>
        </draw:polyline>
        <draw:polyline draw:style-name="gr9" draw:text-style-name="P4" draw:layer="layout" svg:width="2.18cm" svg:height="4.846cm" svg:x="4.569cm" svg:y="1.385cm" svg:viewBox="0 0 2181 4847" draw:points="0,4847 2088,2800 2181,0">
          <text:p/>
        </draw:polyline>
        <draw:polyline draw:style-name="gr9" draw:text-style-name="P4" draw:layer="layout" svg:width="2.17cm" svg:height="4.89cm" svg:x="5.148cm" svg:y="1.53cm" svg:viewBox="0 0 2171 4891" draw:points="0,4891 2053,2813 2171,0">
          <text:p/>
        </draw:polyline>
        <draw:line draw:style-name="gr8" draw:text-style-name="P4" draw:layer="layout" svg:x1="1.821cm" svg:y1="5.311cm" svg:x2="1.762cm" svg:y2="5.361cm">
          <text:p/>
        </draw:line>
        <draw:frame draw:style-name="gr10" draw:text-style-name="P8" draw:layer="layout" svg:width="3.045cm" svg:height="0.382cm" draw:transform="rotate (-0.315904594610975) translate (2.425cm 6.159cm)">
          <draw:text-box>
            <text:p text:style-name="P7"><text:span text:style-name="T2">Update model</text:span></text:p>
          </draw:text-box>
        </draw:frame>
        <draw:line draw:style-name="gr8" draw:text-style-name="P4" draw:layer="layout" svg:x1="2.357cm" svg:y1="5.486cm" svg:x2="2.299cm" svg:y2="5.537cm">
          <text:p/>
        </draw:line>
        <draw:frame draw:style-name="gr11" draw:text-style-name="P9" draw:layer="layout" svg:width="0.432cm" svg:height="0.383cm" svg:x="1.823cm" svg:y="5.58cm">
          <draw:text-box>
            <text:p text:style-name="P7"><text:span text:style-name="T3">1</text:span></text:p>
          </draw:text-box>
        </draw:frame>
        <draw:line draw:style-name="gr8" draw:text-style-name="P4" draw:layer="layout" svg:x1="2.902cm" svg:y1="5.664cm" svg:x2="2.845cm" svg:y2="5.716cm">
          <text:p/>
        </draw:line>
        <draw:line draw:style-name="gr8" draw:text-style-name="P4" draw:layer="layout" svg:x1="3.455cm" svg:y1="5.844cm" svg:x2="3.398cm" svg:y2="5.896cm">
          <text:p/>
        </draw:line>
        <draw:frame draw:style-name="gr12" draw:text-style-name="P9" draw:layer="layout" svg:width="0.431cm" svg:height="0.383cm" svg:x="2.706cm" svg:y="5.838cm">
          <draw:text-box>
            <text:p text:style-name="P7"><text:span text:style-name="T3">2</text:span></text:p>
          </draw:text-box>
        </draw:frame>
        <draw:line draw:style-name="gr8" draw:text-style-name="P4" draw:layer="layout" svg:x1="4.017cm" svg:y1="6.027cm" svg:x2="3.961cm" svg:y2="6.08cm">
          <text:p/>
        </draw:line>
        <draw:line draw:style-name="gr8" draw:text-style-name="P4" draw:layer="layout" svg:x1="4.587cm" svg:y1="6.214cm" svg:x2="4.532cm" svg:y2="6.268cm">
          <text:p/>
        </draw:line>
        <draw:frame draw:style-name="gr11" draw:text-style-name="P9" draw:layer="layout" svg:width="0.432cm" svg:height="0.383cm" svg:x="3.821cm" svg:y="6.207cm">
          <draw:text-box>
            <text:p text:style-name="P7"><text:span text:style-name="T3">3</text:span></text:p>
          </draw:text-box>
        </draw:frame>
        <draw:line draw:style-name="gr8" draw:text-style-name="P4" draw:layer="layout" svg:x1="5.166cm" svg:y1="6.403cm" svg:x2="5.112cm" svg:y2="6.458cm">
          <text:p/>
        </draw:line>
        <draw:line draw:style-name="gr8" draw:text-style-name="P4" draw:layer="layout" svg:x1="7.442cm" svg:y1="4.413cm" svg:x2="5.404cm" svg:y2="6.505cm">
          <text:p/>
        </draw:line>
        <draw:frame draw:style-name="gr13" draw:text-style-name="P9" draw:layer="layout" svg:width="0.432cm" svg:height="0.382cm" svg:x="4.873cm" svg:y="6.589cm">
          <draw:text-box draw:corner-radius="0.04cm">
            <text:p text:style-name="P7"><text:span text:style-name="T3">4</text:span></text:p>
          </draw:text-box>
        </draw:frame>
        <draw:polyline draw:style-name="gr9" draw:text-style-name="P4" draw:layer="layout" svg:width="3.952cm" svg:height="4.118cm" svg:x="1.593cm" svg:y="2.241cm" svg:viewBox="0 0 3953 4119" draw:points="0,0 131,2881 3953,4119">
          <text:p/>
        </draw:polyline>
        <draw:polyline draw:style-name="gr9" draw:text-style-name="P4" draw:layer="layout" svg:width="3.892cm" svg:height="4.05cm" svg:x="2.031cm" svg:y="1.921cm" svg:viewBox="0 0 3893 4051" draw:points="0,0 110,2851 3893,4051">
          <text:p/>
        </draw:polyline>
        <draw:polyline draw:style-name="gr9" draw:text-style-name="P4" draw:layer="layout" svg:width="3.833cm" svg:height="3.984cm" svg:x="2.456cm" svg:y="1.611cm" svg:viewBox="0 0 3834 3985" draw:points="0,0 90,2822 3834,3985">
          <text:p/>
        </draw:polyline>
        <draw:polyline draw:style-name="gr9" draw:text-style-name="P4" draw:layer="layout" svg:width="3.777cm" svg:height="3.92cm" svg:x="2.868cm" svg:y="1.311cm" svg:viewBox="0 0 3778 3921" draw:points="0,0 72,2793 3778,3921">
          <text:p/>
        </draw:polyline>
        <draw:polyline draw:style-name="gr9" draw:text-style-name="P4" draw:layer="layout" svg:width="3.721cm" svg:height="3.859cm" svg:x="3.267cm" svg:y="1.019cm" svg:viewBox="0 0 3722 3860" draw:points="0,0 54,2764 3722,3860">
          <text:p/>
        </draw:polyline>
        <draw:polyline draw:style-name="gr9" draw:text-style-name="P4" draw:layer="layout" svg:width="3.668cm" svg:height="3.798cm" svg:x="3.654cm" svg:y="0.737cm" svg:viewBox="0 0 3669 3799" draw:points="0,0 37,2737 3669,3799">
          <text:p/>
        </draw:polyline>
        <draw:line draw:style-name="gr8" draw:text-style-name="P4" draw:layer="layout" svg:x1="5.513cm" svg:y1="6.349cm" svg:x2="5.61cm" svg:y2="6.381cm">
          <text:p/>
        </draw:line>
        <draw:frame draw:style-name="gr14" draw:text-style-name="P8" draw:layer="layout" svg:width="2.529cm" svg:height="0.383cm" draw:transform="rotate (0.798313599862206) translate (6.434cm 6.312cm)">
          <draw:text-box>
            <text:p text:style-name="P7"><text:span text:style-name="T2">Training iterations</text:span></text:p>
          </draw:text-box>
        </draw:frame>
        <draw:line draw:style-name="gr8" draw:text-style-name="P4" draw:layer="layout" svg:x1="5.892cm" svg:y1="5.961cm" svg:x2="5.988cm" svg:y2="5.992cm">
          <text:p/>
        </draw:line>
        <draw:frame draw:style-name="gr15" draw:text-style-name="P9" draw:layer="layout" svg:width="0.178cm" svg:height="0.385cm" svg:x="5.72cm" svg:y="6.57cm">
          <draw:text-box>
            <text:p text:style-name="P7"><text:span text:style-name="T3">0</text:span></text:p>
          </draw:text-box>
        </draw:frame>
        <draw:line draw:style-name="gr8" draw:text-style-name="P4" draw:layer="layout" svg:x1="6.258cm" svg:y1="5.586cm" svg:x2="6.353cm" svg:y2="5.616cm">
          <text:p/>
        </draw:line>
        <draw:frame draw:style-name="gr16" draw:text-style-name="P9" draw:layer="layout" svg:width="0.181cm" svg:height="0.382cm" svg:x="6.093cm" svg:y="6.179cm">
          <draw:text-box>
            <text:p text:style-name="P7"><text:span text:style-name="T3">2</text:span></text:p>
          </draw:text-box>
        </draw:frame>
        <draw:line draw:style-name="gr8" draw:text-style-name="P4" draw:layer="layout" svg:x1="6.614cm" svg:y1="5.222cm" svg:x2="6.708cm" svg:y2="5.251cm">
          <text:p/>
        </draw:line>
        <draw:frame draw:style-name="gr17" draw:text-style-name="P9" draw:layer="layout" svg:width="0.178cm" svg:height="0.383cm" svg:x="6.458cm" svg:y="5.798cm">
          <draw:text-box>
            <text:p text:style-name="P7"><text:span text:style-name="T3">4</text:span></text:p>
          </draw:text-box>
        </draw:frame>
        <draw:line draw:style-name="gr8" draw:text-style-name="P4" draw:layer="layout" svg:x1="6.958cm" svg:y1="4.869cm" svg:x2="7.051cm" svg:y2="4.897cm">
          <text:p/>
        </draw:line>
        <draw:frame draw:style-name="gr18" draw:text-style-name="P9" draw:layer="layout" svg:width="0.181cm" svg:height="0.383cm" svg:x="6.808cm" svg:y="5.431cm">
          <draw:text-box>
            <text:p text:style-name="P7"><text:span text:style-name="T3">6</text:span></text:p>
          </draw:text-box>
        </draw:frame>
        <draw:line draw:style-name="gr8" draw:text-style-name="P4" draw:layer="layout" svg:x1="7.293cm" svg:y1="4.527cm" svg:x2="7.385cm" svg:y2="4.554cm">
          <text:p/>
        </draw:line>
        <draw:frame draw:style-name="gr19" draw:text-style-name="P9" draw:layer="layout" svg:width="0.179cm" svg:height="0.383cm" svg:x="7.149cm" svg:y="5.073cm">
          <draw:text-box>
            <text:p text:style-name="P7"><text:span text:style-name="T3">8</text:span></text:p>
          </draw:text-box>
        </draw:frame>
        <draw:line draw:style-name="gr8" draw:text-style-name="P4" draw:layer="layout" svg:x1="7.442cm" svg:y1="4.414cm" svg:x2="7.572cm" svg:y2="1.593cm">
          <text:p/>
        </draw:line>
        <draw:frame draw:style-name="gr20" draw:text-style-name="P9" draw:layer="layout" svg:width="0.343cm" svg:height="0.383cm" svg:x="7.423cm" svg:y="4.729cm">
          <draw:text-box>
            <text:p text:style-name="P7"><text:span text:style-name="T3">10</text:span></text:p>
          </draw:text-box>
        </draw:frame>
        <draw:polyline draw:style-name="gr9" draw:text-style-name="P4" draw:layer="layout" svg:width="5.916cm" svg:height="1.864cm" svg:x="1.546cm" svg:y="2.921cm" svg:viewBox="0 0 5917 1865" draw:points="5917,1038 2273,0 0,1865">
          <text:p/>
        </draw:polyline>
        <draw:polyline draw:style-name="gr9" draw:text-style-name="P4" draw:layer="layout" svg:width="5.967cm" svg:height="1.834cm" svg:x="1.52cm" svg:y="2.406cm" svg:viewBox="0 0 5968 1835" draw:points="5968,1020 2293,0 0,1835">
          <text:p/>
        </draw:polyline>
        <draw:polyline draw:style-name="gr9" draw:text-style-name="P4" draw:layer="layout" svg:width="6.018cm" svg:height="1.803cm" svg:x="1.493cm" svg:y="1.883cm" svg:viewBox="0 0 6019 1804" draw:points="6019,1003 2314,0 0,1804">
          <text:p/>
        </draw:polyline>
        <draw:polyline draw:style-name="gr9" draw:text-style-name="P4" draw:layer="layout" svg:width="6.07cm" svg:height="1.769cm" svg:x="1.466cm" svg:y="1.351cm" svg:viewBox="0 0 6071 1770" draw:points="6071,984 2335,0 0,1770">
          <text:p/>
        </draw:polyline>
        <draw:polyline draw:style-name="gr9" draw:text-style-name="P4" draw:layer="layout" svg:width="6.124cm" svg:height="1.735cm" svg:x="1.438cm" svg:y="0.811cm" svg:viewBox="0 0 6125 1736" draw:points="6125,965 2357,0 0,1736">
          <text:p/>
        </draw:polyline>
        <draw:line draw:style-name="gr8" draw:text-style-name="P4" draw:layer="layout" svg:x1="7.432cm" svg:y1="3.95cm" svg:x2="7.524cm" svg:y2="3.976cm">
          <text:p/>
        </draw:line>
        <draw:frame draw:style-name="gr21" draw:text-style-name="P8" draw:layer="layout" svg:width="0.866cm" svg:height="0.383cm" svg:x="7.735cm" svg:y="1.125cm">
          <draw:text-box>
            <text:p text:style-name="P7"><text:span text:style-name="T2">MSE (m</text:span><text:span text:style-name="T4">2</text:span><text:span text:style-name="T2">)</text:span></text:p>
          </draw:text-box>
        </draw:frame>
        <draw:line draw:style-name="gr8" draw:text-style-name="P4" draw:layer="layout" svg:x1="7.456cm" svg:y1="3.418cm" svg:x2="7.549cm" svg:y2="3.444cm">
          <text:p/>
        </draw:line>
        <draw:frame draw:style-name="gr22" draw:text-style-name="P9" draw:layer="layout" svg:width="0.94cm" svg:height="0.384cm" svg:x="7.594cm" svg:y="3.882cm">
          <draw:text-box>
            <text:p text:style-name="P7"><text:span text:style-name="T3">0.0125</text:span></text:p>
          </draw:text-box>
        </draw:frame>
        <draw:line draw:style-name="gr8" draw:text-style-name="P4" draw:layer="layout" svg:x1="7.481cm" svg:y1="2.877cm" svg:x2="7.575cm" svg:y2="2.903cm">
          <text:p/>
        </draw:line>
        <draw:frame draw:style-name="gr23" draw:text-style-name="P9" draw:layer="layout" svg:width="0.94cm" svg:height="0.383cm" svg:x="7.622cm" svg:y="3.351cm">
          <draw:text-box>
            <text:p text:style-name="P7"><text:span text:style-name="T3">0.0130</text:span></text:p>
          </draw:text-box>
        </draw:frame>
        <draw:line draw:style-name="gr8" draw:text-style-name="P4" draw:layer="layout" svg:x1="7.506cm" svg:y1="2.326cm" svg:x2="7.601cm" svg:y2="2.351cm">
          <text:p/>
        </draw:line>
        <draw:frame draw:style-name="gr24" draw:text-style-name="P9" draw:layer="layout" svg:width="0.939cm" svg:height="0.384cm" svg:x="7.648cm" svg:y="2.81cm">
          <draw:text-box>
            <text:p text:style-name="P7"><text:span text:style-name="T3">0.0135</text:span></text:p>
          </draw:text-box>
        </draw:frame>
        <draw:line draw:style-name="gr8" draw:text-style-name="P4" draw:layer="layout" svg:x1="7.531cm" svg:y1="1.767cm" svg:x2="7.627cm" svg:y2="1.792cm">
          <text:p/>
        </draw:line>
        <draw:frame draw:style-name="gr25" draw:text-style-name="P9" draw:layer="layout" svg:width="0.939cm" svg:height="0.383cm" svg:x="7.678cm" svg:y="2.26cm">
          <draw:text-box>
            <text:p text:style-name="P7"><text:span text:style-name="T3">0.0140</text:span></text:p>
          </draw:text-box>
        </draw:frame>
        <draw:line draw:style-name="gr26" draw:text-style-name="P4" draw:layer="layout" svg:x1="2.076cm" svg:y1="2.683cm" svg:x2="1.891cm" svg:y2="3.656cm">
          <text:p/>
        </draw:line>
        <draw:line draw:style-name="gr26" draw:text-style-name="P4" draw:layer="layout" svg:x1="2.293cm" svg:y1="2.601cm" svg:x2="2.075cm" svg:y2="2.683cm">
          <text:p/>
        </draw:line>
        <draw:line draw:style-name="gr26" draw:text-style-name="P4" draw:layer="layout" svg:x1="2.498cm" svg:y1="2.287cm" svg:x2="2.292cm" svg:y2="2.601cm">
          <text:p/>
        </draw:line>
        <draw:line draw:style-name="gr26" draw:text-style-name="P4" draw:layer="layout" svg:x1="2.699cm" svg:y1="1.863cm" svg:x2="2.498cm" svg:y2="2.288cm">
          <text:p/>
        </draw:line>
        <draw:line draw:style-name="gr27" draw:text-style-name="P4" draw:layer="layout" svg:x1="3.019cm" svg:y1="4.943cm" svg:x2="1.891cm" svg:y2="3.655cm">
          <text:p/>
        </draw:line>
        <draw:line draw:style-name="gr26" draw:text-style-name="P4" draw:layer="layout" svg:x1="3.224cm" svg:y1="4.691cm" svg:x2="3.019cm" svg:y2="4.944cm">
          <text:p/>
        </draw:line>
        <draw:line draw:style-name="gr27" draw:text-style-name="P4" draw:layer="layout" svg:x1="4.143cm" svg:y1="5.649cm" svg:x2="3.019cm" svg:y2="4.943cm">
          <text:p/>
        </draw:line>
        <draw:line draw:style-name="gr26" draw:text-style-name="P4" draw:layer="layout" svg:x1="4.34cm" svg:y1="5.017cm" svg:x2="4.142cm" svg:y2="5.649cm">
          <text:p/>
        </draw:line>
        <draw:line draw:style-name="gr26" draw:text-style-name="P4" draw:layer="layout" svg:x1="4.537cm" svg:y1="4.306cm" svg:x2="4.34cm" svg:y2="5.018cm">
          <text:p/>
        </draw:line>
        <draw:line draw:style-name="gr26" draw:text-style-name="P4" draw:layer="layout" svg:x1="4.732cm" svg:y1="4.727cm" svg:x2="4.537cm" svg:y2="4.306cm">
          <text:p/>
        </draw:line>
        <draw:line draw:style-name="gr26" draw:text-style-name="P4" draw:layer="layout" svg:x1="4.921cm" svg:y1="4.769cm" svg:x2="4.731cm" svg:y2="4.726cm">
          <text:p/>
        </draw:line>
        <draw:line draw:style-name="gr26" draw:text-style-name="P4" draw:layer="layout" svg:x1="5.116cm" svg:y1="3.708cm" svg:x2="4.921cm" svg:y2="4.769cm">
          <text:p/>
        </draw:line>
        <draw:line draw:style-name="gr26" draw:text-style-name="P4" draw:layer="layout" svg:x1="5.296cm" svg:y1="4.197cm" svg:x2="5.116cm" svg:y2="3.708cm">
          <text:p/>
        </draw:line>
        <draw:line draw:style-name="gr27" draw:text-style-name="P4" draw:layer="layout" svg:x1="5.292cm" svg:y1="6.097cm" svg:x2="4.142cm" svg:y2="5.648cm">
          <text:p/>
        </draw:line>
        <draw:line draw:style-name="gr26" draw:text-style-name="P4" draw:layer="layout" svg:x1="5.502cm" svg:y1="4.778cm" svg:x2="5.292cm" svg:y2="6.096cm">
          <text:p/>
        </draw:line>
        <draw:line draw:style-name="gr26" draw:text-style-name="P4" draw:layer="layout" svg:x1="5.679cm" svg:y1="5.54cm" svg:x2="5.502cm" svg:y2="4.778cm">
          <text:p/>
        </draw:line>
        <draw:line draw:style-name="gr26" draw:text-style-name="P4" draw:layer="layout" svg:x1="5.886cm" svg:y1="4.383cm" svg:x2="5.678cm" svg:y2="5.541cm">
          <text:p/>
        </draw:line>
        <draw:line draw:style-name="gr26" draw:text-style-name="P4" draw:layer="layout" svg:x1="6.066cm" svg:y1="4.456cm" svg:x2="5.885cm" svg:y2="4.383cm">
          <text:p/>
        </draw:line>
        <draw:line draw:style-name="gr26" draw:text-style-name="P4" draw:layer="layout" svg:x1="6.231cm" svg:y1="4.987cm" svg:x2="6.066cm" svg:y2="4.455cm">
          <text:p/>
        </draw:line>
        <draw:line draw:style-name="gr26" draw:text-style-name="P4" draw:layer="layout" svg:x1="6.428cm" svg:y1="4.161cm" svg:x2="6.23cm" svg:y2="4.987cm">
          <text:p/>
        </draw:line>
        <draw:line draw:style-name="gr26" draw:text-style-name="P4" draw:layer="layout" svg:x1="6.583cm" svg:y1="4.674cm" svg:x2="6.427cm" svg:y2="4.161cm">
          <text:p/>
        </draw:line>
        <draw:line draw:style-name="gr26" draw:text-style-name="P4" draw:layer="layout" svg:x1="6.764cm" svg:y1="4.245cm" svg:x2="6.582cm" svg:y2="4.674cm">
          <text:p/>
        </draw:line>
        <draw:line draw:style-name="gr26" draw:text-style-name="P4" draw:layer="layout" svg:x1="6.928cm" svg:y1="4.276cm" svg:x2="6.764cm" svg:y2="4.245cm">
          <text:p/>
        </draw:line>
        <draw:line draw:style-name="gr26" draw:text-style-name="P4" draw:layer="layout" svg:x1="7.094cm" svg:y1="4.148cm" svg:x2="6.927cm" svg:y2="4.276cm">
          <text:p/>
        </draw:line>
        <draw:path draw:style-name="gr28" draw:text-style-name="P10" draw:layer="layout" svg:width="0.08cm" svg:height="0.08cm" svg:x="7.053cm" svg:y="4.108cm" svg:viewBox="0 0 81 81" svg:d="M41 81c10 0 21-5 28-12 8-8 12-18 12-29 0-10-4-21-12-28-7-8-18-12-28-12-11 0-21 4-29 12-8 7-12 18-12 28 0 11 4 21 12 29 8 7 18 12 29 12z">
          <text:p/>
        </draw:path>
        <draw:frame draw:style-name="gr23" draw:text-style-name="P9" draw:layer="layout" svg:width="0.94cm" svg:height="0.383cm" svg:x="7.704cm" svg:y="1.702cm">
          <draw:text-box>
            <text:p text:style-name="P7"><text:span text:style-name="T3">0.0145</text:span></text:p>
          </draw:text-box>
        </draw:frame>
        <draw:frame draw:style-name="gr23" draw:text-style-name="P9" draw:layer="layout" svg:width="0.94cm" svg:height="0.383cm" svg:x="2.006cm" svg:y="3.374cm">
          <draw:text-box>
            <text:p text:style-name="P7"><text:span text:style-name="T3">0.0135</text:span></text:p>
          </draw:text-box>
        </draw:frame>
        <draw:frame draw:style-name="gr29" draw:text-style-name="P9" draw:layer="layout" svg:width="0.94cm" svg:height="0.382cm" svg:x="3.134cm" svg:y="4.662cm">
          <draw:text-box>
            <text:p text:style-name="P7"><text:span text:style-name="T3">0.0126</text:span></text:p>
          </draw:text-box>
        </draw:frame>
        <draw:frame draw:style-name="gr24" draw:text-style-name="P9" draw:layer="layout" svg:width="0.939cm" svg:height="0.384cm" svg:x="4.258cm" svg:y="5.367cm">
          <draw:text-box>
            <text:p text:style-name="P7"><text:span text:style-name="T3">0.0123</text:span></text:p>
          </draw:text-box>
        </draw:frame>
        <draw:frame draw:style-name="gr23" draw:text-style-name="P11" draw:layer="layout" svg:width="0.94cm" svg:height="0.383cm" svg:x="5.291cm" svg:y="5.701cm">
          <draw:text-box>
            <text:p text:style-name="P7"><text:span text:style-name="T5">0.0122</text:span></text:p>
          </draw:text-box>
        </draw:frame>
        <draw:path draw:style-name="gr28" draw:text-style-name="P10" draw:layer="layout" svg:width="0.08cm" svg:height="0.079cm" svg:x="6.887cm" svg:y="4.235cm" svg:viewBox="0 0 81 80" svg:d="M41 80c10 0 21-4 28-11 8-8 12-18 12-29 0-10-4-21-12-28-7-8-18-12-28-12-11 0-21 4-29 12-7 7-12 18-12 28 0 11 5 21 12 29 8 7 18 11 29 11z">
          <text:p/>
        </draw:path>
        <draw:path draw:style-name="gr28" draw:text-style-name="P10" draw:layer="layout" svg:width="0.08cm" svg:height="0.08cm" svg:x="6.724cm" svg:y="4.205cm" svg:viewBox="0 0 81 81" svg:d="M41 81c10 0 21-4 28-12 8-7 12-18 12-29 0-10-4-21-12-28-7-7-18-12-28-12-11 0-21 5-29 12-7 7-12 18-12 28 0 11 5 22 12 29 8 8 18 12 29 12z">
          <text:p/>
        </draw:path>
        <draw:path draw:style-name="gr28" draw:text-style-name="P10" draw:layer="layout" svg:width="0.08cm" svg:height="0.08cm" svg:x="5.255cm" svg:y="4.156cm" svg:viewBox="0 0 81 81" svg:d="M40 81c11 0 22-4 29-12 8-7 12-18 12-28 0-11-4-21-12-29-7-7-18-12-29-12-10 0-21 5-28 12-7 8-12 18-12 29 0 10 5 21 12 28 7 8 18 12 28 12z">
          <text:p/>
        </draw:path>
        <draw:path draw:style-name="gr28" draw:text-style-name="P10" draw:layer="layout" svg:width="0.08cm" svg:height="0.08cm" svg:x="6.542cm" svg:y="4.634cm" svg:viewBox="0 0 81 81" svg:d="M41 81c10 0 21-5 28-12s12-18 12-28c0-11-5-21-12-29s-18-12-28-12c-11 0-22 4-29 12-8 8-12 18-12 29 0 10 4 21 12 28 7 7 18 12 29 12z">
          <text:p/>
        </draw:path>
        <draw:path draw:style-name="gr28" draw:text-style-name="P10" draw:layer="layout" svg:width="0.08cm" svg:height="0.08cm" svg:x="4.881cm" svg:y="4.728cm" svg:viewBox="0 0 81 81" svg:d="M41 81c10 0 21-4 28-12 8-7 12-18 12-28 0-11-4-21-12-28-7-8-18-13-28-13-11 0-22 5-29 13-8 7-12 17-12 28 0 10 4 21 12 28 7 8 18 12 29 12z">
          <text:p/>
        </draw:path>
        <draw:path draw:style-name="gr28" draw:text-style-name="P10" draw:layer="layout" svg:width="0.08cm" svg:height="0.08cm" svg:x="2.658cm" svg:y="1.823cm" svg:viewBox="0 0 81 81" svg:d="M41 81c10 0 21-5 28-12 8-7 12-18 12-28 0-11-4-22-12-29-7-8-18-12-28-12-11 0-21 4-28 12-8 7-13 18-13 29 0 10 5 21 13 28 7 7 17 12 28 12z">
          <text:p/>
        </draw:path>
        <draw:path draw:style-name="gr28" draw:text-style-name="P10" draw:layer="layout" svg:width="0.079cm" svg:height="0.08cm" svg:x="5.076cm" svg:y="3.668cm" svg:viewBox="0 0 80 81" svg:d="M40 81c10 0 21-5 29-12 7-7 11-18 11-28 0-11-4-22-11-29-8-8-19-12-29-12s-21 4-28 12c-8 7-12 18-12 29 0 10 4 21 12 28 7 7 18 12 28 12z">
          <text:p/>
        </draw:path>
        <draw:path draw:style-name="gr28" draw:text-style-name="P10" draw:layer="layout" svg:width="0.079cm" svg:height="0.08cm" svg:x="6.19cm" svg:y="4.946cm" svg:viewBox="0 0 80 81" svg:d="M40 81c10 0 21-4 28-12 8-7 12-18 12-28 0-11-4-22-12-29-7-8-18-12-28-12s-21 4-28 12c-8 7-12 18-12 29 0 10 4 21 12 28 7 8 18 12 28 12z">
          <text:p/>
        </draw:path>
        <draw:path draw:style-name="gr28" draw:text-style-name="P10" draw:layer="layout" svg:width="0.08cm" svg:height="0.08cm" svg:x="6.387cm" svg:y="4.121cm" svg:viewBox="0 0 81 81" svg:d="M41 81c10 0 21-5 28-12s12-18 12-29c0-10-5-21-12-28-7-8-18-12-28-12-11 0-22 4-29 12-8 7-12 18-12 28 0 11 4 22 12 29 7 7 18 12 29 12z">
          <text:p/>
        </draw:path>
        <draw:path draw:style-name="gr28" draw:text-style-name="P10" draw:layer="layout" svg:width="0.079cm" svg:height="0.08cm" svg:x="2.458cm" svg:y="2.247cm" svg:viewBox="0 0 80 81" svg:d="M40 81c11 0 21-4 29-12 7-7 11-18 11-28 0-11-4-21-11-28-8-8-18-13-29-13-10 0-21 5-28 13-8 7-12 17-12 28 0 10 4 21 12 28 7 8 18 12 28 12z">
          <text:p/>
        </draw:path>
        <draw:path draw:style-name="gr28" draw:text-style-name="P10" draw:layer="layout" svg:width="0.08cm" svg:height="0.08cm" svg:x="4.691cm" svg:y="4.686cm" svg:viewBox="0 0 81 81" svg:d="M40 81c11 0 22-4 29-12 8-7 12-18 12-29 0-10-4-21-12-28-7-7-18-12-29-12-10 0-21 5-28 12-8 7-12 18-12 28 0 11 4 22 12 29 7 8 18 12 28 12z">
          <text:p/>
        </draw:path>
        <draw:path draw:style-name="gr28" draw:text-style-name="P10" draw:layer="layout" svg:width="0.079cm" svg:height="0.08cm" svg:x="3.183cm" svg:y="4.65cm" svg:viewBox="0 0 80 81" svg:d="M40 81c11 0 22-4 29-12 7-7 11-18 11-28 0-11-4-21-11-29-7-7-18-12-29-12-10 0-21 5-28 12-8 8-12 18-12 29 0 10 4 21 12 28 7 8 18 12 28 12z">
          <text:p/>
        </draw:path>
        <draw:path draw:style-name="gr28" draw:text-style-name="P10" draw:layer="layout" svg:width="0.08cm" svg:height="0.08cm" svg:x="2.252cm" svg:y="2.561cm" svg:viewBox="0 0 81 81" svg:d="M41 81c10 0 21-4 28-12 7-7 12-18 12-28 0-11-5-21-12-29s-18-12-28-12c-11 0-21 4-29 12s-12 18-12 29c0 10 4 21 12 28 8 8 18 12 29 12z">
          <text:p/>
        </draw:path>
        <draw:path draw:style-name="gr30" draw:text-style-name="P12" draw:layer="layout" svg:width="0.08cm" svg:height="0.08cm" svg:x="1.851cm" svg:y="3.615cm" svg:viewBox="0 0 81 81" svg:d="M41 81c10 0 21-5 28-12 8-8 12-18 12-29 0-10-4-21-12-28-7-7-18-12-28-12-11 0-21 5-29 12s-12 18-12 28c0 11 4 21 12 29 8 7 18 12 29 12z">
          <text:p/>
        </draw:path>
        <draw:path draw:style-name="gr30" draw:text-style-name="P12" draw:layer="layout" svg:width="0.079cm" svg:height="0.08cm" svg:x="2.979cm" svg:y="4.903cm" svg:viewBox="0 0 80 81" svg:d="M41 81c10 0 21-5 28-12 7-8 11-18 11-29 0-10-4-21-11-28-7-8-18-12-28-12-11 0-21 4-29 12-8 7-12 18-12 28 0 11 4 21 12 29 8 7 18 12 29 12z">
          <text:p/>
        </draw:path>
        <draw:path draw:style-name="gr31" draw:text-style-name="P10" draw:layer="layout" svg:width="0.08cm" svg:height="0.08cm" svg:x="2.035cm" svg:y="2.643cm" svg:viewBox="0 0 81 81" svg:d="M40 81c11 0 21-4 29-12 7-7 12-18 12-28 0-11-5-21-12-29-8-8-18-12-29-12-10 0-21 4-28 12-8 8-12 18-12 29 0 10 4 21 12 28 7 8 18 12 28 12z">
          <text:p/>
        </draw:path>
        <draw:path draw:style-name="gr32" draw:text-style-name="P4" draw:layer="layout" svg:width="0.08cm" svg:height="0.08cm" svg:x="2.035cm" svg:y="2.643cm" svg:viewBox="0 0 81 81" svg:d="M40 81c11 0 21-4 29-12 7-7 12-18 12-28 0-11-5-21-12-29-8-8-18-12-29-12-10 0-21 4-28 12-8 8-12 18-12 29 0 10 4 21 12 28 7 8 18 12 28 12z">
          <text:p/>
        </draw:path>
        <draw:path draw:style-name="gr28" draw:text-style-name="P10" draw:layer="layout" svg:width="0.08cm" svg:height="0.08cm" svg:x="6.025cm" svg:y="4.415cm" svg:viewBox="0 0 81 81" svg:d="M40 81c11 0 21-5 29-12 7-8 12-18 12-29 0-10-5-21-12-28-8-8-18-12-29-12-10 0-21 4-28 12-8 7-12 18-12 28 0 11 4 21 12 29 7 7 18 12 28 12z">
          <text:p/>
        </draw:path>
        <draw:path draw:style-name="gr28" draw:text-style-name="P10" draw:layer="layout" svg:width="0.08cm" svg:height="0.08cm" svg:x="4.3cm" svg:y="4.976cm" svg:viewBox="0 0 81 81" svg:d="M40 81c11 0 22-5 29-12 7-8 12-18 12-29 0-10-5-21-12-28-7-8-18-12-29-12-10 0-21 4-28 12-8 7-12 18-12 28 0 11 4 21 12 29 7 7 18 12 28 12z">
          <text:p/>
        </draw:path>
        <draw:path draw:style-name="gr28" draw:text-style-name="P10" draw:layer="layout" svg:width="0.08cm" svg:height="0.08cm" svg:x="4.497cm" svg:y="4.265cm" svg:viewBox="0 0 81 81" svg:d="M41 81c10 0 21-5 28-12 8-8 12-18 12-29 0-10-4-21-12-28-7-8-18-12-28-12-11 0-21 4-29 12-7 7-12 18-12 28 0 11 5 21 12 29 8 7 18 12 29 12z">
          <text:p/>
        </draw:path>
        <draw:path draw:style-name="gr30" draw:text-style-name="P12" draw:layer="layout" svg:width="0.079cm" svg:height="0.08cm" svg:x="4.103cm" svg:y="5.608cm" svg:viewBox="0 0 80 81" svg:d="M40 81c11 0 21-5 29-12 7-7 11-18 11-28 0-11-4-21-11-29-8-7-18-12-29-12-10 0-21 5-28 12-7 8-12 18-12 29 0 10 5 21 12 28s18 12 28 12z">
          <text:p/>
        </draw:path>
        <draw:path draw:style-name="gr28" draw:text-style-name="P10" draw:layer="layout" svg:width="0.08cm" svg:height="0.08cm" svg:x="5.637cm" svg:y="5.5cm" svg:viewBox="0 0 81 81" svg:d="M40 81c11 0 21-5 29-12 7-7 12-18 12-28 0-11-5-22-12-29-8-8-18-12-29-12-10 0-21 4-28 12-8 7-12 18-12 29 0 10 4 21 12 28 7 7 18 12 28 12z">
          <text:p/>
        </draw:path>
        <draw:path draw:style-name="gr28" draw:text-style-name="P10" draw:layer="layout" svg:width="0.079cm" svg:height="0.08cm" svg:x="5.845cm" svg:y="4.343cm" svg:viewBox="0 0 80 81" svg:d="M41 81c10 0 20-4 28-12 7-8 11-18 11-29 0-10-4-21-11-28-8-7-18-12-28-12-11 0-21 5-29 12s-12 18-12 28c0 11 4 21 12 29s18 12 29 12z">
          <text:p/>
        </draw:path>
        <draw:path draw:style-name="gr30" draw:text-style-name="P12" draw:layer="layout" svg:width="0.08cm" svg:height="0.079cm" svg:x="5.252cm" svg:y="6.056cm" svg:viewBox="0 0 81 80" svg:d="M40 80c11 0 22-4 29-11 8-7 12-18 12-28 0-11-4-22-12-29-7-8-18-12-29-12-10 0-21 4-28 12-7 7-12 18-12 29 0 10 5 21 12 28s18 11 28 11z">
          <text:p/>
        </draw:path>
        <draw:path draw:style-name="gr28" draw:text-style-name="P10" draw:layer="layout" svg:width="0.08cm" svg:height="0.079cm" svg:x="5.461cm" svg:y="4.738cm" svg:viewBox="0 0 81 80" svg:d="M41 80c10 0 21-4 28-12 8-7 12-18 12-28s-4-21-12-28c-7-8-18-12-28-12-11 0-21 4-29 12-7 7-12 18-12 28s5 21 12 28c8 8 18 12 29 12z">
          <text:p/>
        </draw:path>
        <draw:frame draw:style-name="gr33" draw:text-style-name="P13" draw:layer="layout" svg:width="1.522cm" svg:height="0.477cm" svg:x="0.035cm" svg:y="3.032cm">
          <draw:text-box>
            <text:p><text:span text:style-name="T6">1) Initial model</text:span></text:p>
            <text:p><text:span text:style-name="T6"><text:s text:c="4"/></text:span><text:span text:style-name="T6">at first stop</text:span></text:p>
          </draw:text-box>
        </draw:frame>
        <draw:line draw:style-name="gr34" draw:text-style-name="P14" draw:layer="layout" svg:x1="1.384cm" svg:y1="3.278cm" svg:x2="1.801cm" svg:y2="3.615cm">
          <text:p/>
        </draw:line>
        <draw:frame draw:style-name="gr35" draw:text-style-name="P13" draw:layer="layout" svg:width="1.522cm" svg:height="0.341cm" svg:x="0.025cm" svg:y="1.835cm">
          <draw:text-box>
            <text:p><text:span text:style-name="T6">2) Second stop</text:span></text:p>
          </draw:text-box>
        </draw:frame>
        <draw:line draw:style-name="gr34" draw:text-style-name="P14" draw:layer="layout" svg:x1="1.466cm" svg:y1="2.087cm" svg:x2="2.002cm" svg:y2="2.667cm">
          <text:p/>
        </draw:line>
        <draw:frame draw:style-name="gr33" draw:text-style-name="P13" draw:layer="layout" svg:width="1.522cm" svg:height="0.477cm" svg:x="0.025cm" svg:y="5.336cm">
          <draw:text-box>
            <text:p><text:span text:style-name="T6">3) First update</text:span></text:p>
            <text:p><text:span text:style-name="T6"><text:s text:c="4"/></text:span><text:span text:style-name="T6">at sixth stop</text:span></text:p>
          </draw:text-box>
        </draw:frame>
        <draw:line draw:style-name="gr34" draw:text-style-name="P14" draw:layer="layout" svg:x1="1.335cm" svg:y1="5.466cm" svg:x2="2.908cm" svg:y2="4.979cm">
          <text:p/>
        </draw:line>
        <draw:line draw:style-name="gr34" draw:text-style-name="P14" draw:layer="layout" svg:x1="7.366cm" svg:y1="6.604cm" svg:x2="5.384cm" svg:y2="6.142cm">
          <text:p/>
        </draw:line>
        <draw:frame draw:style-name="gr33" draw:text-style-name="P13" draw:layer="layout" svg:width="1.522cm" svg:height="0.477cm" svg:x="7.525cm" svg:y="6.437cm">
          <draw:text-box>
            <text:p><text:span text:style-name="T6">4) Last update</text:span></text:p>
            <text:p><text:span text:style-name="T6">at fifteenth stop</text:span></text:p>
          </draw:text-box>
        </draw:frame>
        <draw:frame draw:style-name="gr36" draw:text-style-name="P13" draw:layer="layout" svg:width="1.522cm" svg:height="0.715cm" svg:x="7.725cm" svg:y="4.538cm">
          <draw:text-box>
            <text:p><text:span text:style-name="T6">5) Stop cycle</text:span></text:p>
          </draw:text-box>
        </draw:frame>
        <draw:line draw:style-name="gr34" draw:text-style-name="P14" draw:layer="layout" svg:x1="7.607cm" svg:y1="4.548cm" svg:x2="7.175cm" svg:y2="4.16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89cm" fo:page-height="6.9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11T00:29:37.298905962</dc:date>
    <meta:editing-duration>PT4H13M18S</meta:editing-duration>
    <meta:editing-cycles>26</meta:editing-cycles>
    <meta:generator>LibreOffice/6.4.7.2$Linux_X86_64 LibreOffice_project/40$Build-2</meta:generator>
    <meta:document-statistic meta:object-count="128"/>
  </office:meta>
</office:document-meta>
</file>